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19cm" fo:margin-left="-0.095cm" table:align="left"/>
    </style:style>
    <style:style style:name="Table1.A" style:family="table-column">
      <style:table-column-properties style:column-width="17.119cm"/>
    </style:style>
    <style:style style:name="Table1.A1" style:family="table-cell">
      <style:table-cell-properties fo:background-color="#dee7e5" fo:padding="0.097cm" fo:border="0.5pt solid #000000">
        <style:background-image/>
      </style:table-cell-properties>
    </style:style>
    <style:style style:name="P1" style:family="paragraph" style:parent-style-name="Title">
      <style:text-properties officeooo:paragraph-rsid="0015e0bd"/>
    </style:style>
    <style:style style:name="P2" style:family="paragraph" style:parent-style-name="Preformatted_20_Text">
      <style:text-properties style:font-name="Droid Sans" officeooo:paragraph-rsid="001571b8"/>
    </style:style>
    <style:style style:name="P3" style:family="paragraph" style:parent-style-name="Standard">
      <style:text-properties fo:color="#cccccc" loext:opacity="100%" style:font-name="Liberation Mono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Liberation Mono" fo:font-size="12pt" fo:font-weight="normal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Liberation Mono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Liberation Mono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Mono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Liberation Mono" fo:font-size="12pt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Mono" fo:font-size="12pt" style:font-size-asian="12pt" style:font-size-complex="12pt"/>
    </style:style>
    <style:style style:name="P10" style:family="paragraph" style:parent-style-name="Heading_20_2">
      <style:text-properties style:font-name="Droid Sans" officeooo:rsid="001481b9" officeooo:paragraph-rsid="001481b9"/>
    </style:style>
    <style:style style:name="P11" style:family="paragraph" style:parent-style-name="Text_20_body">
      <style:text-properties style:font-name="Droid Sans"/>
    </style:style>
    <style:style style:name="P12" style:family="paragraph" style:parent-style-name="Text_20_body">
      <style:text-properties style:font-name="Droid Sans" officeooo:rsid="001803f9" officeooo:paragraph-rsid="001803f9"/>
    </style:style>
    <style:style style:name="P13" style:family="paragraph" style:parent-style-name="Text_20_body">
      <style:text-properties style:font-name="Droid Sans" officeooo:rsid="00190fc3" officeooo:paragraph-rsid="00190fc3"/>
    </style:style>
    <style:style style:name="P14" style:family="paragraph" style:parent-style-name="Heading_20_2">
      <style:text-properties style:font-name="Droid Sans" officeooo:rsid="00190fc3" officeooo:paragraph-rsid="00190fc3"/>
    </style:style>
    <style:style style:name="P15" style:family="paragraph" style:parent-style-name="Text_20_body">
      <style:text-properties style:font-name="Droid Sans" fo:font-weight="bold" officeooo:rsid="00190fc3" officeooo:paragraph-rsid="00190fc3" style:font-weight-asian="bold" style:font-weight-complex="bold"/>
    </style:style>
    <style:style style:name="P16" style:family="paragraph" style:parent-style-name="Text_20_body">
      <style:text-properties style:font-name="Droid Sans" fo:font-weight="bold" officeooo:rsid="00190fc3" officeooo:paragraph-rsid="001e6ff4" style:font-weight-asian="bold" style:font-weight-complex="bold"/>
    </style:style>
    <style:style style:name="P17" style:family="paragraph" style:parent-style-name="Text_20_body">
      <style:text-properties style:font-name="Droid Sans" fo:font-weight="normal" officeooo:rsid="00190fc3" officeooo:paragraph-rsid="00190fc3" style:font-weight-asian="normal" style:font-weight-complex="normal"/>
    </style:style>
    <style:style style:name="P18" style:family="paragraph" style:parent-style-name="Text_20_body">
      <style:text-properties style:font-name="Droid Sans" fo:font-weight="normal" officeooo:rsid="001ab2b4" officeooo:paragraph-rsid="001ab2b4" style:font-weight-asian="normal" style:font-weight-complex="normal"/>
    </style:style>
    <style:style style:name="P19" style:family="paragraph" style:parent-style-name="Text_20_body">
      <style:text-properties style:font-name="Droid Sans" fo:font-weight="normal" officeooo:rsid="001c72f3" officeooo:paragraph-rsid="001c72f3" style:font-weight-asian="normal" style:font-weight-complex="normal"/>
    </style:style>
    <style:style style:name="P20" style:family="paragraph" style:parent-style-name="Text_20_body">
      <style:text-properties style:font-name="Droid Sans" fo:font-weight="normal" officeooo:rsid="001e6ff4" officeooo:paragraph-rsid="001e6ff4" style:font-weight-asian="normal" style:font-weight-complex="normal"/>
    </style:style>
    <style:style style:name="P21" style:family="paragraph" style:parent-style-name="Heading_20_1">
      <style:text-properties style:font-name="Droid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e0b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ab6c"/>
    </style:style>
    <style:style style:name="T5" style:family="text">
      <style:text-properties officeooo:rsid="0024a84f"/>
    </style:style>
    <style:style style:name="T6" style:family="text">
      <style:text-properties fo:color="#569cd6" loext:opacity="100%"/>
    </style:style>
    <style:style style:name="T7" style:family="text">
      <style:text-properties fo:color="#ff8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000000" loext:opacity="100%" fo:font-weight="normal"/>
    </style:style>
    <style:style style:name="T12" style:family="text">
      <style:text-properties fo:color="#cccccc" loext:opacity="100%" fo:font-weight="normal"/>
    </style:style>
    <style:style style:name="T13" style:family="text">
      <style:text-properties fo:color="#569cd6" loext:opacity="100%" fo:font-weight="normal"/>
    </style:style>
    <style:style style:name="T14" style:family="text">
      <style:text-properties fo:font-weight="normal"/>
    </style:style>
    <style:style style:name="T15" style:family="text">
      <style:text-properties fo:color="#569cd6" loext:opacity="100%" fo:font-weight="normal" fo:background-color="transparent" loext:char-shading-value="0"/>
    </style:style>
    <style:style style:name="T16" style:family="text">
      <style:text-properties fo:color="#000000" loext:opacity="100%" fo:font-weight="normal" fo:background-color="transparent" loext:char-shading-value="0"/>
    </style:style>
    <style:style style:name="T17" style:family="text">
      <style:text-properties fo:color="#cccccc" loext:opacity="100%" fo:font-weight="normal" fo:background-color="transparent" loext:char-shading-value="0"/>
    </style:style>
    <style:style style:name="T18" style:family="text">
      <style:text-properties fo:color="#ce9178" loext:opacity="100%" fo:font-weight="normal" fo:background-color="transparent" loext:char-shading-value="0"/>
    </style:style>
    <style:style style:name="T19" style:family="text">
      <style:text-properties officeooo:rsid="001b2291"/>
    </style:style>
    <style:style style:name="T20" style:family="text">
      <style:text-properties fo:font-weight="bold" officeooo:rsid="001571b8" style:font-weight-asian="bold" style:font-weight-complex="bold"/>
    </style:style>
    <style:style style:name="T21" style:family="text">
      <style:text-properties officeooo:rsid="001571b8"/>
    </style:style>
    <style:style style:name="T22" style:family="text">
      <style:text-properties style:text-underline-style="solid" style:text-underline-width="auto" style:text-underline-color="font-color" officeooo:rsid="001571b8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ab2b4" style:font-weight-asian="normal" style:font-weight-complex="normal"/>
    </style:style>
    <style:style style:name="T28" style:family="text">
      <style:text-properties fo:font-weight="normal" officeooo:rsid="001ab2b4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1b2291" style:font-weight-asian="normal" style:font-weight-complex="normal"/>
    </style:style>
    <style:style style:name="T30" style:family="text">
      <style:text-properties style:text-underline-style="none" fo:font-weight="normal" officeooo:rsid="001b2291" style:font-weight-asian="normal" style:font-weight-complex="normal"/>
    </style:style>
    <style:style style:name="T31" style:family="text">
      <style:text-properties style:text-underline-style="none" fo:font-weight="normal" officeooo:rsid="001c72f3" style:font-weight-asian="normal" style:font-weight-complex="normal"/>
    </style:style>
    <style:style style:name="T32" style:family="text">
      <style:text-properties style:text-underline-style="none" fo:font-weight="normal" officeooo:rsid="001fe9e7" style:font-weight-asian="normal" style:font-weight-complex="normal"/>
    </style:style>
    <style:style style:name="T33" style:family="text">
      <style:text-properties fo:font-weight="normal" officeooo:rsid="001c72f3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1c72f3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1e6ff4" style:font-weight-asian="normal" style:font-weight-complex="normal"/>
    </style:style>
    <style:style style:name="T36" style:family="text">
      <style:text-properties fo:font-weight="normal" officeooo:rsid="001e6ff4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1fe9e7" style:font-weight-asian="normal" style:font-weight-complex="normal"/>
    </style:style>
    <style:style style:name="T38" style:family="text">
      <style:text-properties fo:font-weight="normal" officeooo:rsid="001fe9e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“Negozi” </text:p>
      <text:p text:style-name="Subtitle">Cordo Basi di Dati – Unimi (aa 2024-25)</text:p>
      <text:p text:style-name="P2"/>
      <text:p text:style-name="P2"><text:s text:c="2"/></text:p>
      <text:p text:style-name="Text_20_body">Autore: Alessandro Valenti </text:p>
      <text:p text:style-name="Text_20_body">Matricola: 41913A</text:p>
      <text:p text:style-name="Text_20_body">Corso: Basi di Dati — Laboratorio - Progetto 2025</text:p>
      <text:p text:style-name="Heading"/>
      <text:p text:style-name="P2"/>
      <text:h text:style-name="Heading_20_1" text:outline-level="1">Introduzione</text:h>
      <text:p text:style-name="Text_20_body">Obiettivo: sviluppare un’applicazione per la gestione di una catena di negozi, con funzionalità per clienti e manager. I clienti possono accedere tramite login al negozio online che presenta la lista dei prodotti che possono essee acquistati scegliendo per ogni prodotto da quale negozio acquistare e la quantità. Allo stesso modo i/il manager accede tramite login e accede a una dashboard di gestione: negozi, clienti, prodotti, fornitori.</text:p>
      <text:h text:style-name="Heading_20_1" text:outline-level="1">Analisi dei requisiti</text:h>
      <text:h text:style-name="Heading_20_2" text:outline-level="2">1. Scopo e contesto</text:h>
      <text:p text:style-name="Text_20_body">Realizzare un’applicazione per la gestione di una <text:span text:style-name="T1">catena di negozi</text:span>, con funzionalità per <text:span text:style-name="T1">clienti</text:span> e <text:span text:style-name="T1">manager</text:span>: i clienti consultano i prodotti, li acquistano e possono applicare sconti su fattura grazie ai punti accumulati nella tesera fedeltà; le tessere sono rilasciate dai negozi ma sono valide per acquisti nel sito e quindi in tutti i negozi; i manager gestiscono anagrafiche e processi (prodotti, prezzi per negozio, negozi, clieti, fornitori, ordini ai fornitori, carte fedeltà). <text:span text:style-name="T2">Per comodità su richiesta progettuale è stato creto un solo manager.</text:span></text:p>
      <text:p text:style-name="Text_20_body"/>
      <text:h text:style-name="Heading_20_2" text:outline-level="2">2. Stakeholder e attori</text:h>
      <text:p text:style-name="Text_20_body">- Cliente (utente finale): i clienti (dati utente e dati personali) sono aggiunti dal mananager. Il clinete quindi accede con credenziali iniziali, la username corrisponde alla email e una password default. Il cliente puo cambiare la password in qualsiasi momento, una volta entrato nel sito con le credenziali visualizza prodotti, effettua acquisti, può applicare uno sconto disponibile a seconda dei punti accumulatiper un massimo di 100euro, e vedere il saldo punti della propria tessera. Solo il manager puo eliminare il cliente.</text:p>
      <text:p text:style-name="Text_20_body"><text:soft-page-break/>- Manager (gestore catena): accede con credenziali (il sistema nasce con le credenziali di amministratore), può cambiare password; crea e gestisce utenze clienti; inserisce e gestisce i prodotti (con prezzi differenziati per negozio), gestisce i negozi <text:span text:style-name="T2">e</text:span> i fornitori; inserisce ordini ai fornitori tramite il magazzino/<text:span text:style-name="T2">listino</text:span> negozio per rifornimenti a uno specifico negozio per uno specifico prodotto. L'ordine viene indirizzato automaticamente al negozio che per quel prodotto garantisce il prezzo migliore.</text:p>
      <text:h text:style-name="Heading_20_3" text:outline-level="3">Altre Entita</text:h>
      <text:p text:style-name="Text_20_body">- Negozi: ogni punto vendità è una entità autonoma nella catena e viene identificato da un codice, ogni negozio ha un responsabile, orari di apertura (gestiti separatamente) e indirizzo. E' il negozio che rilascia la tessera fedeltà al cliente, sempre a gestione del manager, dalla lista dei propri tesserati, scegliendo tra i clienti che non possiedono ancora una tessera fedelta. Se non esistono clienti senza tessera la funzione viene disabilitata.</text:p>
      <text:p text:style-name="Text_20_body">- Fornitori: sono i punti di rifornimento dei prodotti. Sono identificati da un numero di PIVA (11 caratteri numerici che possono cominciare con 0). Ogni fonrnitore fornisce più prodotti e ogni prodotto può essere venduto da più fornitori. Sono coinvolti negli <text:span text:style-name="T3">ordini</text:span> <text:s/>e alla fine di ogni ordine al fornitore viene aggiornata la quantità a disposizione (diminuita della quantita richiesta), l'ordine riceve una data d'ordine e una presunta data di arrivo dell'ordine (viene generata automaticamente 7gg dalla dat<text:span text:style-name="T2">a</text:span> d'ordine), il negozio vede la lista di ordini in attesa e puo segnarli come arrivati, a quel punto la quantita ordinata aumenta il magazzino del negozio. <text:span text:style-name="T2">I fornitori possono controllare la lista (storica) dei propri ordini con lo stato (emesso, consegnato, annullato).</text:span></text:p>
      <text:p text:style-name="Text_20_body">- Fatture le fatture hanno un numero unico progressivo <text:span text:style-name="T2">(unco per la catena di neozi)</text:span>, il nome del cliente, una data, uno sconto percentuale applicato grazie ai punti del cliente (deve essere esplicitamente chiesto dal cliente) e il totale pagato (lordo meno lo sconto). Il dettaglio delle fatture <text:span text:style-name="T2">(prodotto, negozio, quantità, prezzo) </text:span>vengono salvati separatamente. <text:span text:style-name="T4">Il prezzo lordo pagato lo ricaviamo dall’ordine (quantità*prezzo). La fattura, mantenedo lo sconto pecentuale, aggiorna il prezzo pagato (al netto dello sconto).</text:span></text:p>
      <text:p text:style-name="Text_20_body">-<text:span text:style-name="T5">Ordini sono eseguiti dai negozi ai fornitori per aumentare il proprio magazzino. Un ordine ha una propria id, è associato a un nogozio da nu fornitore per un prodotto, con una certa quantità richiesta. L'ordine tiene traccia della data di effettuazione dell'ordine della presunta data di consegna (per default 7gg) e lo stato dell'ordine. All'inserimento dell'ordine la quantità del prodotto nel magazzino del fontiore diminuisce e l'ordine ha uno stato di "emesso". Il negozio può flaggare l'ordine come "consegnato", a quel punto la quantità aumenta nel suo listino, oppure annullato, e la quantità viene riaccreditata al magazzino del fornitore.</text:span></text:p>
      <text:p text:style-name="Text_20_body"/>
      <text:h text:style-name="Heading_20_2" text:outline-level="2">3. <text:span text:style-name="T5">Tabelle</text:span> 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6">CREATE</text:span> <text:span text:style-name="T6">TABLE</text:span> <text:span text:style-name="T7">auth</text:span><text:span text:style-name="T8">.utenti (</text:span></text:p>
            <text:p text:style-name="P4"><text:soft-page-break/><text:span text:style-name="T8">id_utente </text:span><text:span text:style-name="T6">serial</text:span> <text:span text:style-name="T6">NOT NULL</text:span><text:span text:style-name="T8">,</text:span></text:p>
            <text:p text:style-name="P4"><text:span text:style-name="T8">email </text:span><text:span text:style-name="T6">text</text:span> <text:span text:style-name="T6">NOT NULL</text:span><text:span text:style-name="T8">,</text:span></text:p>
            <text:p text:style-name="P4"><text:span text:style-name="T6">password</text:span> <text:span text:style-name="T6">text</text:span> <text:span text:style-name="T6">NOT NULL</text:span>,</text:p>
            <text:p text:style-name="P4"><text:span text:style-name="T8">attivo</text:span> <text:span text:style-name="T6">boolean</text:span> <text:span text:style-name="T6">NOT NULL</text:span> <text:span text:style-name="T6">DEFAULT</text:span> <text:span text:style-name="T8">FALSE,</text:span></text:p>
            <text:p text:style-name="P4"><text:span text:style-name="T8">creato</text:span> <text:span text:style-name="T6">timestamp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ultimo_accesso</text:span> <text:span text:style-name="T6">timestamp</text:span><text:span text:style-name="T8">,</text:span></text:p>
            <text:p text:style-name="P4"><text:span text:style-name="T6">CONSTRAINT</text:span> <text:span text:style-name="T8">id_utente_pk</text:span> <text:span text:style-name="T6">PRIMARY KEY</text:span> <text:span text:style-name="T8">(id_utente),</text:span></text:p>
            <text:p text:style-name="P4"><text:span text:style-name="T6">CONSTRAINT</text:span> <text:span text:style-name="T8">unique_email</text:span> <text:span text:style-name="T6">UNIQUE</text:span><text:span text:style-name="T8"> (email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auth</text:span><text:span text:style-name="T8">.ruolo (</text:span></text:p>
            <text:p text:style-name="P4"><text:span text:style-name="T8">id_ruolo </text:span><text:span text:style-name="T6">serial</text:span> <text:span text:style-name="T6">NOT NULL</text:span><text:span text:style-name="T8">,</text:span></text:p>
            <text:p text:style-name="P4"><text:span text:style-name="T8">nome </text:span><text:span text:style-name="T6">text</text:span> <text:span text:style-name="T6">NOT NULL</text:span><text:span text:style-name="T8">,</text:span></text:p>
            <text:p text:style-name="P4"><text:span text:style-name="T8">descrizione </text:span><text:span text:style-name="T6">text</text:span><text:span text:style-name="T8">,</text:span></text:p>
            <text:p text:style-name="P4"><text:span text:style-name="T6">CONSTRAINT</text:span> <text:span text:style-name="T8">nome_univoco </text:span><text:span text:style-name="T6">UNIQUE</text:span> <text:span text:style-name="T8">(nome),</text:span></text:p>
            <text:p text:style-name="P4"><text:span text:style-name="T6">CONSTRAINT</text:span><text:span text:style-name="T8"> ruolo_pk </text:span><text:span text:style-name="T6">PRIMARY KEY</text:span> <text:span text:style-name="T8">(id_ruolo)</text:span></text:p>
            <text:p text:style-name="P4">);</text:p>
            <text:p text:style-name="P6"/>
            <text:p text:style-name="P4"><text:span text:style-name="T6">CREATE</text:span> <text:span text:style-name="T6">TABLE</text:span> <text:span text:style-name="T7">auth</text:span><text:span text:style-name="T8">.utente_ruolo (</text:span></text:p>
            <text:p text:style-name="P4"><text:span text:style-name="T8">id_utente </text:span><text:span text:style-name="T6">integer</text:span> <text:span text:style-name="T6">NOT NULL</text:span>,</text:p>
            <text:p text:style-name="P4"><text:span text:style-name="T8">id_ruolo </text:span><text:span text:style-name="T6">integer</text:span> <text:span text:style-name="T6">NOT NULL</text:span>,</text:p>
            <text:p text:style-name="P4"><text:span text:style-name="T6">CONSTRAINT</text:span> <text:span text:style-name="T8">utente_ruolo_pk</text:span> <text:span text:style-name="T6">PRIMARY KEY</text:span> <text:span text:style-name="T8">(id_utente,id_ruolo)</text:span></text:p>
            <text:p text:style-name="P5">);</text:p>
            <text:p text:style-name="P5"/>
            <text:p text:style-name="P4"><text:span text:style-name="T6">CREATE</text:span> <text:span text:style-name="T6">TABLE</text:span> <text:span text:style-name="T7">negozi</text:span><text:span text:style-name="T8">.clienti (</text:span></text:p>
            <text:p text:style-name="P4"><text:span text:style-name="T8">id_cliente </text:span><text:span text:style-name="T6">serial</text:span> <text:span text:style-name="T6">NOT NULL</text:span>,</text:p>
            <text:p text:style-name="P4"><text:span text:style-name="T8">cf </text:span><text:span text:style-name="T6">char</text:span><text:span text:style-name="T8">(16)</text:span> <text:span text:style-name="T6">NOT NULL</text:span>,</text:p>
            <text:p text:style-name="P4"><text:span text:style-name="T8">nome</text:span> <text:span text:style-name="T6">text</text:span> <text:span text:style-name="T6">NOT NULL</text:span>,</text:p>
            <text:p text:style-name="P4"><text:span text:style-name="T8">cognome</text:span> <text:span text:style-name="T6">text</text:span><text:span text:style-name="T8">,</text:span></text:p>
            <text:p text:style-name="P4"><text:span text:style-name="T8">utente</text:span> <text:span text:style-name="T6">integer</text:span> <text:span text:style-name="T6">NOT NULL</text:span><text:span text:style-name="T8">,</text:span></text:p>
            <text:p text:style-name="P4"><text:span text:style-name="T8">telefono</text:span> <text:span text:style-name="T6">text</text:span><text:span text:style-name="T8">,</text:span></text:p>
            <text:p text:style-name="P4"><text:span text:style-name="T8">tessera</text:span> <text:span text:style-name="T6">integer</text:span><text:span text:style-name="T8">,</text:span></text:p>
            <text:p text:style-name="P4"><text:span text:style-name="T6">CONSTRAINT</text:span> <text:span text:style-name="T8">clienti_pk</text:span> <text:span text:style-name="T6">PRIMARY KEY</text:span> <text:span text:style-name="T8">(id_cliente),</text:span></text:p>
            <text:p text:style-name="P4"><text:span text:style-name="T6">CONSTRAINT</text:span> <text:span text:style-name="T8">cf_unique</text:span> <text:span text:style-name="T6">UNIQUE</text:span><text:span text:style-name="T8"> (cf),</text:span></text:p>
            <text:p text:style-name="P4"><text:span text:style-name="T6">CONSTRAINT</text:span> <text:span text:style-name="T8">tessera_unica</text:span> <text:span text:style-name="T6">UNIQUE</text:span><text:span text:style-name="T8"> (tessera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negozi (</text:span></text:p>
            <text:p text:style-name="P4"><text:span text:style-name="T8">id_negozio</text:span> <text:span text:style-name="T6">serial</text:span> <text:span text:style-name="T6">NOT NULL</text:span><text:span text:style-name="T8">,</text:span></text:p>
            <text:p text:style-name="P4"><text:span text:style-name="T8">nome_negozio</text:span> <text:span text:style-name="T6">text</text:span> <text:span text:style-name="T6">NOT NULL</text:span><text:span text:style-name="T8">,</text:span></text:p>
            <text:p text:style-name="P4"><text:span text:style-name="T8">responsabile</text:span> <text:span text:style-name="T6">text</text:span> <text:span text:style-name="T6">NOT NULL</text:span><text:span text:style-name="T8">,</text:span></text:p>
            <text:p text:style-name="P4"><text:span text:style-name="T8">indirizzo</text:span> <text:span text:style-name="T6">text</text:span> <text:span text:style-name="T6">NOT NULL</text:span><text:span text:style-name="T8">,</text:span></text:p>
            <text:p text:style-name="P4"><text:span text:style-name="T6">CONSTRAINT</text:span> <text:span text:style-name="T8">negozio_pk</text:span> <text:span text:style-name="T6">PRIMARY KEY</text:span> <text:span text:style-name="T8">(id_negozi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tessere (</text:span></text:p>
            <text:p text:style-name="P4"><text:span text:style-name="T8">id_tessera</text:span> <text:span text:style-name="T6">serial</text:span> <text:span text:style-name="T6">NOT NULL</text:span><text:span text:style-name="T8">,</text:span></text:p>
            <text:p text:style-name="P4"><text:span text:style-name="T8">negozio_emittente</text:span> <text:span text:style-name="T6">integer</text:span> <text:span text:style-name="T6">NOT NULL</text:span><text:span text:style-name="T8">,</text:span></text:p>
            <text:p text:style-name="P4"><text:span text:style-name="T8">data_richiesta </text:span><text:span text:style-name="T6">date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saldo_punti</text:span> <text:span text:style-name="T6">integer</text:span> <text:span text:style-name="T6">NOT NULL</text:span> <text:span text:style-name="T6">DEFAULT</text:span><text:span text:style-name="T8"> 0,</text:span></text:p>
            <text:p text:style-name="P4"><text:soft-page-break/><text:span text:style-name="T8">archiviata</text:span> <text:span text:style-name="T6">boolean</text:span> <text:span text:style-name="T6">NOT NULL</text:span> <text:span text:style-name="T6">DEFAULT</text:span> <text:span text:style-name="T8">FALSE,</text:span></text:p>
            <text:p text:style-name="P4"><text:span text:style-name="T6">CONSTRAINT</text:span> <text:span text:style-name="T8">tessere_pk</text:span> <text:span text:style-name="T6">PRIMARY KEY</text:span> <text:span text:style-name="T8">(id_tessera),</text:span></text:p>
            <text:p text:style-name="P4"><text:span text:style-name="T6">CONSTRAINT</text:span> <text:span text:style-name="T8">saldo_punti_neg </text:span><text:span text:style-name="T6">CHECK</text:span> <text:span text:style-name="T8">(saldo_punti &gt;= 0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storico_tessere (</text:span></text:p>
            <text:p text:style-name="P4"><text:span text:style-name="T8">id_storico</text:span> <text:span text:style-name="T6">serial</text:span> <text:span text:style-name="T6">NOT NULL</text:span><text:span text:style-name="T8">,</text:span></text:p>
            <text:p text:style-name="P4"><text:span text:style-name="T8">codice_tessera</text:span> <text:span text:style-name="T6">integer</text:span> <text:span text:style-name="T6">NOT NULL</text:span><text:span text:style-name="T8">,</text:span></text:p>
            <text:p text:style-name="P4"><text:span text:style-name="T8">cliente</text:span> <text:span text:style-name="T6">integer</text:span><text:span text:style-name="T8">,</text:span></text:p>
            <text:p text:style-name="P4"><text:span text:style-name="T8">saldo_punti</text:span> <text:span text:style-name="T6">integer</text:span><text:span text:style-name="T8">,</text:span></text:p>
            <text:p text:style-name="P4"><text:span text:style-name="T8">negozio_emittente</text:span> <text:span text:style-name="T6">integer</text:span> <text:span text:style-name="T6">NOT NULL</text:span><text:span text:style-name="T8">,</text:span></text:p>
            <text:p text:style-name="P4"><text:span text:style-name="T8">data_emissione</text:span> <text:span text:style-name="T6">date</text:span> <text:span text:style-name="T6">NOT NULL</text:span><text:span text:style-name="T8">,</text:span></text:p>
            <text:p text:style-name="P4"><text:span text:style-name="T6">CONSTRAINT</text:span> <text:span text:style-name="T8">stroico_tessere_pk</text:span> <text:span text:style-name="T6">PRIMARY KEY</text:span> <text:span text:style-name="T8">(id_storico)</text:span></text:p>
            <text:p text:style-name="P5">);</text:p>
            <text:p text:style-name="P6"><text:span text:style-name="T9"/></text:p>
            <text:p text:style-name="P4"><text:span text:style-name="T6">CREATE</text:span> <text:span text:style-name="T6">TABLE</text:span> <text:span text:style-name="T7">negozi</text:span><text:span text:style-name="T8">.prodotti (</text:span></text:p>
            <text:p text:style-name="P4"><text:span text:style-name="T8">id_prodotto </text:span><text:span text:style-name="T6">serial</text:span> <text:span text:style-name="T6">NOT NULL</text:span><text:span text:style-name="T8">,</text:span></text:p>
            <text:p text:style-name="P4"><text:span text:style-name="T8">nome_prodotto </text:span><text:span text:style-name="T6">text</text:span> <text:span text:style-name="T6">NOT NULL</text:span><text:span text:style-name="T8">,</text:span></text:p>
            <text:p text:style-name="P4"><text:span text:style-name="T8">descrizione</text:span> <text:span text:style-name="T6">text</text:span><text:span text:style-name="T8">,</text:span></text:p>
            <text:p text:style-name="P4"><text:span text:style-name="T8">immagine_url </text:span><text:span text:style-name="T6">text</text:span><text:span text:style-name="T8">,</text:span></text:p>
            <text:p text:style-name="P4"><text:span text:style-name="T6">CONSTRAINT</text:span> <text:span text:style-name="T8">prodotti_pk </text:span><text:span text:style-name="T6">PRIMARY KEY</text:span><text:span text:style-name="T8"> (id_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orari (</text:span></text:p>
            <text:p text:style-name="P4"><text:span text:style-name="T8">negozio</text:span> <text:span text:style-name="T6">integer</text:span> <text:span text:style-name="T6">NOT NULL</text:span>,</text:p>
            <text:p text:style-name="P4"><text:span text:style-name="T8">dow</text:span> <text:span text:style-name="T6">smallint</text:span> <text:span text:style-name="T6">NOT NULL</text:span>,</text:p>
            <text:p text:style-name="P4"><text:span text:style-name="T8">iod</text:span> <text:span text:style-name="T6">smallint</text:span> <text:span text:style-name="T6">NOT NULL</text:span>,</text:p>
            <text:p text:style-name="P4"><text:span text:style-name="T8">apertura</text:span> <text:span text:style-name="T6">time</text:span> <text:span text:style-name="T6">NOT NULL</text:span>,</text:p>
            <text:p text:style-name="P4"><text:span text:style-name="T8">chiusura</text:span> <text:span text:style-name="T6">time</text:span> <text:span text:style-name="T6">NOT NULL</text:span>,</text:p>
            <text:p text:style-name="P4"><text:span text:style-name="T6">CONSTRAINT</text:span> <text:span text:style-name="T8">dow_1_7</text:span> <text:span text:style-name="T6">CHECK</text:span> <text:span text:style-name="T8">(dow</text:span> <text:span text:style-name="T6">BETWEEN</text:span> <text:span text:style-name="T8">1</text:span> <text:span text:style-name="T6">AND</text:span> <text:span text:style-name="T8">7),</text:span></text:p>
            <text:p text:style-name="P4"><text:span text:style-name="T6">CONSTRAINT</text:span><text:span text:style-name="T8"> iod_1_2 </text:span><text:span text:style-name="T6">CHECK</text:span> <text:span text:style-name="T8">(iod </text:span><text:span text:style-name="T6">IN</text:span><text:span text:style-name="T8"> (1,2)),</text:span></text:p>
            <text:p text:style-name="P4"><text:span text:style-name="T6">CONSTRAINT</text:span> <text:span text:style-name="T8">orari_pk</text:span> <text:span text:style-name="T6">PRIMARY KEY</text:span> <text:span text:style-name="T8">(negozio,dow,iod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listino_negozio (</text:span></text:p>
            <text:p text:style-name="P4"><text:span text:style-name="T8">negozio</text:span> <text:span text:style-name="T6">integer</text:span> <text:span text:style-name="T6">NOT NULL</text:span><text:span text:style-name="T8">,</text:span></text:p>
            <text:p text:style-name="P4"><text:span text:style-name="T8">prodotto</text:span> <text:span text:style-name="T6">integer</text:span> <text:span text:style-name="T6">NOT NULL</text:span><text:span text:style-name="T8">,</text:span></text:p>
            <text:p text:style-name="P4"><text:span text:style-name="T8">prezzo_listino </text:span><text:span text:style-name="T6">numeric</text:span><text:span text:style-name="T8">(10,2) </text:span><text:span text:style-name="T6">NOT NULL</text:span><text:span text:style-name="T8">,</text:span></text:p>
            <text:p text:style-name="P4"><text:span text:style-name="T8">magazzino</text:span> <text:span text:style-name="T6">integer</text:span> <text:span text:style-name="T6">NOT NULL</text:span> <text:span text:style-name="T6">DEFAULT</text:span> <text:span text:style-name="T8">0,</text:span></text:p>
            <text:p text:style-name="P4"><text:span text:style-name="T6">CONSTRAINT</text:span> <text:span text:style-name="T8">listino_negozio_pk</text:span> <text:span text:style-name="T6">PRIMARY KEY</text:span> <text:span text:style-name="T8">(negozio,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fornitori (</text:span></text:p>
            <text:p text:style-name="P4"><text:span text:style-name="T8">piva</text:span> <text:span text:style-name="T6">char</text:span><text:span text:style-name="T8">(11) </text:span><text:span text:style-name="T6">NOT NULL</text:span><text:span text:style-name="T8">,</text:span></text:p>
            <text:p text:style-name="P4"><text:span text:style-name="T8">nome_fornitore</text:span> <text:span text:style-name="T6">text</text:span> <text:span text:style-name="T6">NOT NULL</text:span><text:span text:style-name="T8">,</text:span></text:p>
            <text:p text:style-name="P4"><text:span text:style-name="T8">indirizzo</text:span> <text:span text:style-name="T6">text</text:span><text:span text:style-name="T8">,</text:span></text:p>
            <text:p text:style-name="P4"><text:span text:style-name="T8">email</text:span> <text:span text:style-name="T6">text</text:span><text:span text:style-name="T8">,</text:span></text:p>
            <text:p text:style-name="P4"><text:span text:style-name="T8">telefono </text:span><text:span text:style-name="T6">text</text:span><text:span text:style-name="T8">,</text:span></text:p>
            <text:p text:style-name="P4"><text:span text:style-name="T6">CONSTRAINT</text:span> <text:span text:style-name="T8">fornitori_pk</text:span> <text:span text:style-name="T6">PRIMARY KEY</text:span><text:span text:style-name="T8"> (piva)</text:span></text:p>
            <text:p text:style-name="P5">);</text:p>
            <text:p text:style-name="P6"><text:soft-page-break/></text:p>
            <text:p text:style-name="P4"><text:span text:style-name="T6">CREATE</text:span> <text:span text:style-name="T6">TABLE</text:span> <text:span text:style-name="T7">negozi</text:span><text:span text:style-name="T8">.magazzino_fornitore (</text:span></text:p>
            <text:p text:style-name="P4"><text:span text:style-name="T8">piva_fornitore</text:span> <text:span text:style-name="T6">char</text:span><text:span text:style-name="T8">(11),</text:span></text:p>
            <text:p text:style-name="P4"><text:span text:style-name="T8">prodotto</text:span> <text:span text:style-name="T6">integer</text:span> <text:span text:style-name="T6">NOT NULL</text:span><text:span text:style-name="T8">,</text:span></text:p>
            <text:p text:style-name="P4"><text:span text:style-name="T8">quantita</text:span> <text:span text:style-name="T6">integer</text:span><text:span text:style-name="T8">,</text:span></text:p>
            <text:p text:style-name="P4"><text:span text:style-name="T8">prezzo</text:span> <text:span text:style-name="T6">numeric</text:span><text:span text:style-name="T8">(10,2),</text:span></text:p>
            <text:p text:style-name="P4"><text:span text:style-name="T6">CONSTRAINT</text:span> <text:span text:style-name="T8">quantita</text:span> <text:span text:style-name="T6">CHECK</text:span> <text:span text:style-name="T8">(quantita&gt;=0),</text:span></text:p>
            <text:p text:style-name="P4"><text:span text:style-name="T6">CONSTRAINT</text:span> <text:span text:style-name="T8">prezzo </text:span><text:span text:style-name="T6">CHECK</text:span><text:span text:style-name="T8"> (prezzo&gt;=0),</text:span></text:p>
            <text:p text:style-name="P4"><text:span text:style-name="T6">CONSTRAINT</text:span> <text:span text:style-name="T8">fornitore_prodotto </text:span><text:span text:style-name="T6">UNIQUE</text:span> <text:span text:style-name="T8">(piva_fornitore,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ordini_fornitori (</text:span></text:p>
            <text:p text:style-name="P4"><text:span text:style-name="T8">id_ordine</text:span> <text:span text:style-name="T6">serial</text:span> <text:span text:style-name="T6">NOT NULL</text:span><text:span text:style-name="T8">,</text:span></text:p>
            <text:p text:style-name="P4"><text:span text:style-name="T8">fornitore</text:span> <text:span text:style-name="T6">char</text:span><text:span text:style-name="T8">(11) </text:span><text:span text:style-name="T6">NOT NULL</text:span><text:span text:style-name="T8">,</text:span></text:p>
            <text:p text:style-name="P4"><text:span text:style-name="T8">negozio</text:span> <text:span text:style-name="T6">integer</text:span><text:span text:style-name="T8">,</text:span></text:p>
            <text:p text:style-name="P4"><text:span text:style-name="T8">prodotto</text:span> <text:span text:style-name="T6">integer</text:span><text:span text:style-name="T8">,</text:span></text:p>
            <text:p text:style-name="P4"><text:span text:style-name="T8">quantita</text:span> <text:span text:style-name="T6">integer</text:span> <text:span text:style-name="T6">NOT NULL</text:span><text:span text:style-name="T8">,</text:span></text:p>
            <text:p text:style-name="P4"><text:span text:style-name="T8">data_ordine </text:span><text:span text:style-name="T6">timestamp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data_consegna</text:span> <text:span text:style-name="T6">date</text:span> <text:span text:style-name="T6">NOT NULL</text:span><text:span text:style-name="T8">,</text:span></text:p>
            <text:p text:style-name="P4"><text:span text:style-name="T8">stato_ordine </text:span><text:span text:style-name="T6">text</text:span> <text:span text:style-name="T6">NOT NULL</text:span><text:span text:style-name="T8">,</text:span></text:p>
            <text:p text:style-name="P4"><text:span text:style-name="T6">CONSTRAINT</text:span> <text:span text:style-name="T8">ordini_fornitori_pk</text:span> <text:span text:style-name="T6">PRIMARY KEY</text:span><text:span text:style-name="T8"> (id_ordine),</text:span></text:p>
            <text:p text:style-name="P4"><text:span text:style-name="T6">CONSTRAINT</text:span> <text:span text:style-name="T8">check_stato </text:span><text:span text:style-name="T6">CHECK</text:span> <text:span text:style-name="T8">(stato_ordine</text:span> <text:span text:style-name="T6">IN</text:span><text:span text:style-name="T8"> (</text:span><text:span text:style-name="T10">'emesso'</text:span><text:span text:style-name="T8">,</text:span><text:span text:style-name="T10">'consegnato'</text:span><text:span text:style-name="T8">,</text:span><text:span text:style-name="T10">'annullato'</text:span><text:span text:style-name="T8">)</text:span></text:p>
            <text:p text:style-name="P5">)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fatture (</text:span></text:p>
            <text:p text:style-name="P4"><text:span text:style-name="T8">id_fattura</text:span> <text:span text:style-name="T6">serial</text:span> <text:span text:style-name="T6">NOT NULL</text:span><text:span text:style-name="T8">,</text:span></text:p>
            <text:p text:style-name="P4"><text:span text:style-name="T8">cliente</text:span> <text:span text:style-name="T6">integer</text:span> <text:span text:style-name="T6">NOT NULL</text:span><text:span text:style-name="T8">,</text:span></text:p>
            <text:p text:style-name="P4"><text:span text:style-name="T8">data_fattura </text:span><text:span text:style-name="T6">date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sconto_percentuale </text:span><text:span text:style-name="T6">numeric</text:span><text:span text:style-name="T8">(3) </text:span><text:span text:style-name="T6">NOT NULL</text:span> <text:span text:style-name="T6">DEFAULT</text:span><text:span text:style-name="T8"> 0,</text:span></text:p>
            <text:p text:style-name="P4"><text:span text:style-name="T8">totale_pagato</text:span> <text:span text:style-name="T6">numeric</text:span><text:span text:style-name="T8">(10,2)</text:span> <text:span text:style-name="T6">NOT NULL</text:span> <text:span text:style-name="T6">DEFAULT</text:span><text:span text:style-name="T8"> 0,</text:span></text:p>
            <text:p text:style-name="P4"><text:span text:style-name="T6">CONSTRAINT</text:span> f<text:span text:style-name="T8">atture_pk</text:span> <text:span text:style-name="T6">PRIMARY KEY</text:span> <text:span text:style-name="T8">(id_fattura),</text:span></text:p>
            <text:p text:style-name="P4"><text:span text:style-name="T6">CONSTRAINT</text:span> <text:span text:style-name="T8">totale_check</text:span> <text:span text:style-name="T6">CHECK</text:span><text:span text:style-name="T8"> (totale_pagato &gt;= 0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dettagli_fattura</text:span> <text:span text:style-name="T8">(</text:span></text:p>
            <text:p text:style-name="P4"><text:span text:style-name="T8">fattura</text:span> <text:span text:style-name="T6">integer</text:span> <text:span text:style-name="T6">NOT NULL</text:span><text:span text:style-name="T8">,</text:span></text:p>
            <text:p text:style-name="P4"><text:span text:style-name="T8">prodotto</text:span> <text:span text:style-name="T6">integer</text:span> <text:span text:style-name="T6">NOT NULL</text:span><text:span text:style-name="T8">,</text:span></text:p>
            <text:p text:style-name="P4"><text:span text:style-name="T8">quantita</text:span> <text:span text:style-name="T6">integer</text:span> <text:span text:style-name="T6">NOT NULL</text:span><text:span text:style-name="T8">,</text:span></text:p>
            <text:p text:style-name="P4"><text:span text:style-name="T8">prezzo_unita </text:span><text:span text:style-name="T6">numeric</text:span><text:span text:style-name="T8">(10,2) </text:span><text:span text:style-name="T6">NOT NULL</text:span><text:span text:style-name="T8">,</text:span></text:p>
            <text:p text:style-name="P4"><text:span text:style-name="T6">CONSTRAINT</text:span><text:span text:style-name="T8"> dettagli_fattura_pk</text:span> <text:span text:style-name="T6">PRIMARY KEY</text:span> <text:span text:style-name="T8">(fattura,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livelli_sconto (</text:span></text:p>
            <text:p text:style-name="P4"><text:span text:style-name="T8">sconto_percentuale</text:span> <text:span text:style-name="T6">smallint</text:span> <text:span text:style-name="T6">NOT NULL</text:span><text:span text:style-name="T8">,</text:span></text:p>
            <text:p text:style-name="P7"><text:span text:style-name="T11">punti_richiesti</text:span><text:span text:style-name="T12"> </text:span><text:span text:style-name="T13">integer</text:span><text:span text:style-name="T12"> </text:span><text:span text:style-name="T13">NOT NULL</text:span></text:p>
            <text:p text:style-name="P8"><text:span text:style-name="T14">);</text:span></text:p>
            <text:p text:style-name="P4"><text:span text:style-name="T6">INSERT INTO</text:span> <text:span text:style-name="T8">negozi.livelli_sconto (sconto_percentuale, punti_richiesti) </text:span><text:span text:style-name="T6">VALUES</text:span> <text:span text:style-name="T8">(E'</text:span><text:span text:style-name="T10">5'</text:span><text:span text:style-name="T8">, E</text:span><text:span text:style-name="T10">'100'</text:span><text:span text:style-name="T8">);</text:span></text:p>
            <text:p text:style-name="P4"><text:soft-page-break/><text:span text:style-name="T6">INSERT INTO</text:span> <text:span text:style-name="T8">negozi.livelli_sconto (sconto_percentuale, punti_richiesti)</text:span> <text:span text:style-name="T6">VALUES</text:span> (E<text:span text:style-name="T10">'15'</text:span>, E<text:span text:style-name="T10">'200'</text:span>);</text:p>
            <text:p text:style-name="P9"><text:span text:style-name="T15">INSERT INTO</text:span><text:span text:style-name="T16"> negozi.livelli_sconto (sconto_percentuale,</text:span><text:span text:style-name="T17"> </text:span><text:span text:style-name="T16">punti_richiesti)</text:span><text:span text:style-name="T17"> </text:span><text:span text:style-name="T15">VALUES</text:span><text:span text:style-name="T17"> </text:span><text:span text:style-name="T16">(E</text:span><text:span text:style-name="T18">'30'</text:span><text:span text:style-name="T16">, E</text:span><text:span text:style-name="T18">'300'</text:span><text:span text:style-name="T16">);</text:span></text:p>
          </table:table-cell>
        </table:table-row>
      </table:table>
      <text:p text:style-name="Text_20_body"/>
      <text:p text:style-name="Text_20_body"/>
      <text:p text:style-name="Text_20_body">## 4. Requisiti funzionali (espliciti)</text:p>
      <text:p text:style-name="Text_20_body">### RF-01 — Accesso e credenziali</text:p>
      <text:p text:style-name="Text_20_body">- **Login/Logout** per cliente e manager; entrambi possono **modificare la password**.</text:p>
      <text:p text:style-name="Text_20_body"/>
      <text:p text:style-name="Text_20_body">### RF-02 — Gestione anagrafiche (manager)</text:p>
      <text:p text:style-name="Text_20_body">- CRUD di **prodotti** (con prezzi per negozio), **negozi**, **clienti**, **fornitori**.</text:p>
      <text:p text:style-name="Text_20_body"/>
      <text:p text:style-name="Text_20_body">### RF-03 — Catalogo e acquisto (cliente)</text:p>
      <text:p text:style-name="Text_20_body">- Visualizza prodotti disponibili, **seleziona** quelli da acquistare, **conferma** l’acquisto, **applica uno sconto** se disponibile; consulta saldo punti tessera.</text:p>
      <text:p text:style-name="Text_20_body"/>
      <text:p text:style-name="Text_20_body">### RF-04 — Rifornimento da fornitori (manager)</text:p>
      <text:p text:style-name="Text_20_body">- Possibilità di **inserire ordini** presso fornitori per aumentare disponibilità prodotti a un particolare negozio (aggiorna automaticamente il magazzino), aumentare il magazzino fornitori. </text:p>
      <text:p text:style-name="Text_20_body"/>
      <text:p text:style-name="Text_20_body">### RF-05 — Logica interna al DB (strutture attive)</text:p>
      <text:p text:style-name="Text_20_body">- **Punti fedeltà**: +1 punto per ogni euro speso; saldo sempre aggiornato.</text:p>
      <text:p text:style-name="Text_20_body">- **Sconti a soglia**: 100 pt → 5%; 200 pt → 15%; 300 pt → 30%; **tetto massimo sconto 100 €**; lo sconto è **a scelta del cliente** e si applica sul **totale della fattura**; i punti utilizzati **vengono scalati**.</text:p>
      <text:p text:style-name="Text_20_body">- **Storico tessere**: se un negozio viene eliminato, **mantenere** in una tabella di storico le tessere da esso emesse, con data di emissione e saldo punti alla chiusura. [aggiornare alla chiusura della tessera]</text:p>
      <text:p text:style-name="Text_20_body">- **Disponibilità fornitori**: aggiornare la disponibilità del prodotto presso il fornitore dopo un ordine.</text:p>
      <text:p text:style-name="Text_20_body">- **Ordini “economici”**: quando serve rifornire una quantità, **scegliere automaticamente** il fornitore **più economico** tra quelli con disponibilità sufficiente.</text:p>
      <text:p text:style-name="Text_20_body"><text:soft-page-break/>- **Liste e viste informative**:</text:p>
      <text:p text:style-name="Text_20_body"><text:s text:c="2"/>- **Lista tesserati** per negozio (clienti a cui il negozio ha emesso la tessera).</text:p>
      <text:p text:style-name="Text_20_body"><text:s text:c="2"/>- **Storico ordini** per fornitore.</text:p>
      <text:p text:style-name="Text_20_body"><text:s text:c="2"/>- **Elenco clienti** con saldo punti **&gt; 300**.</text:p>
      <text:p text:style-name="Text_20_body"/>
      <text:p text:style-name="Text_20_body">## 5. Vincoli e requisiti non funzionali</text:p>
      <text:p text:style-name="Text_20_body"/>
      <text:p text:style-name="Text_20_body"/>
      <text:p text:style-name="Text_20_body">## 6. Casi d’uso (sintesi)</text:p>
      <text:p text:style-name="Text_20_body">- **UC-01** Login/Logout (cliente, manager) e cambio password.</text:p>
      <text:p text:style-name="Text_20_body">- **UC-02** Gestione anagrafiche (manager): negozi, prodotti (con prezzi per negozio), clienti, fornitori.</text:p>
      <text:p text:style-name="Text_20_body">- **UC-03** Consultazione catalogo (cliente): ricerca/filtri e dettaglio prodotto.</text:p>
      <text:p text:style-name="Text_20_body">- **UC-04** Acquisto (cliente): composizione carrello, conferma fattura, applicazione sconto disponibile.</text:p>
      <text:p text:style-name="Text_20_body">- **UC-05** Rifornimento negozio (manager): richiesta rifornimento con selezione automatica del **fornitore più economico**: codice univoco, data acquisto, elenco prodotti con relativo prezzo.</text:p>
      <text:p text:style-name="Text_20_body"/>
      <text:p text:style-name="Text_20_body"/>
      <text:p text:style-name="Text_20_body">## 7. Tracciabilità requisiti → componenti DB</text:p>
      <text:p text:style-name="Text_20_body">- **Punti/Sconti/Tetti** → trigger su inserimento fattura, funzione calcolo soglia sconto, check tetto 100 €.</text:p>
      <text:p text:style-name="Text_20_body">- **Storico tessere** → trigger ON DELETE su negozio → inserimento in tabella storico.</text:p>
      <text:p text:style-name="Text_20_body">- **Disponibilità fornitori** → trigger su ordine a fornitore per decremento stock.</text:p>
      <text:p text:style-name="Text_20_body">- **Fornitore più economico** → procedura/funzione che seleziona `MIN(costo)` tra fornitori con disponibilità ≥ quantità.</text:p>
      <text:p text:style-name="Text_20_body">- **Liste/viste** → viste/materializzate per tesserati per negozio, ordini per fornitore, clienti con saldo &gt; 300.</text:p>
      <text:p text:style-name="Text_20_body"/>
      <text:p text:style-name="Text_20_body">## 8. Ipotesi e decisioni progettuali (da motivare)</text:p>
      <text:p text:style-name="Text_20_body">- **Arrotondamenti** fra euro spesi e punti (gestione centesimi). Si arrotonda all'aeuro più basso.</text:p>
      <text:p text:style-name="Text_20_body"><text:soft-page-break/>- **Sconto selezionabile**: un solo sconto per fattura (come implicato) e a discrezione del cliente applicato al totale della fattura.</text:p>
      <text:p text:style-name="Text_20_body">- **Tempistiche**: aggiornamento punti in fase di emissione fattura; decurtazione contestuale quando si applica lo sconto. Al paamento dell'acquisot viene creata la fattura e contestualmente decurtati i punti in caso di sconto e aumentati per valore dell'ordine.</text:p>
      <text:p text:style-name="Text_20_body">- **Ordini a fornitore**: stati (emesso, consegnato), data consegna, impatto su stock negozio vs stock fornitore.</text:p>
      <text:p text:style-name="Text_20_body"/>
      <text:p text:style-name="Text_20_body"/>
      <text:p text:style-name="Text_20_body">## Schema Conettuale (ER)</text:p>
      <text:p text:style-name="Text_20_body"/>
      <text:h text:style-name="Heading_20_1" text:outline-level="1"><text:span text:style-name="T19">S</text:span>chema Logico (relazionale)</text:h>
      <text:h text:style-name="Heading_20_2" text:outline-level="2">negozi_db</text:h>
      <text:h text:style-name="P10" text:outline-level="2">auth</text:h>
      <text:p text:style-name="P11"><text:span text:style-name="T1">utent</text:span><text:span text:style-name="T20">i</text:span><text:span text:style-name="T21">(</text:span><text:span text:style-name="T22">id_utente</text:span><text:span text:style-name="T21">, email, password, attivo, creato, ultimo_accesso*)</text:span></text:p>
      <text:p text:style-name="P12"><text:span text:style-name="T1">ruolo</text:span>(<text:span text:style-name="T23">id_ruolo</text:span>, nome, descrizione*)</text:p>
      <text:p text:style-name="P13"><text:span text:style-name="T1">utente_ruolo</text:span>(<text:span text:style-name="T24">id_utente</text:span>, <text:span text:style-name="T24">id_ruolo</text:span>)</text:p>
      <text:p text:style-name="P13">FK</text:p>
      <text:p text:style-name="P13">utente_ruolo.id_utente → utente.id_utente</text:p>
      <text:p text:style-name="P13">utente_ruolo.id_ruolo → ruolo.id_ruolo</text:p>
      <text:p text:style-name="P13"/>
      <text:h text:style-name="P14" text:outline-level="2">negozi</text:h>
      <text:p text:style-name="P15">clienti<text:span text:style-name="T25">(</text:span><text:span text:style-name="T26">id_cliente</text:span><text:span text:style-name="T25">, cf, nome, cognome*, utente, telefono*, tessera)</text:span></text:p>
      <text:p text:style-name="P15">tessere<text:span text:style-name="T25">(</text:span><text:span text:style-name="T27">id_tessera</text:span><text:span text:style-name="T28">, negozio_emittente, data_richiesta, saldo_punti, archiviata</text:span><text:span text:style-name="T25">)</text:span></text:p>
      <text:p text:style-name="P15">negozi<text:span text:style-name="T25">(</text:span><text:span text:style-name="T27">id_negozio</text:span><text:span text:style-name="T28">, nome_negozio, responsabile, indirizzo</text:span><text:span text:style-name="T25">)</text:span></text:p>
      <text:p text:style-name="P15">fornitori<text:span text:style-name="T25">(</text:span><text:span text:style-name="T27">piva</text:span><text:span text:style-name="T28">, nome_fornitore, indirizzo, email, telefono</text:span><text:span text:style-name="T25">)</text:span></text:p>
      <text:p text:style-name="P15">prodotti<text:span text:style-name="T25">(</text:span><text:span text:style-name="T29">id_prodotto</text:span><text:span text:style-name="T30">, </text:span><text:span text:style-name="T31">nome_prodott, descrizione</text:span><text:span text:style-name="T32">*</text:span><text:span text:style-name="T31">, immagine_url</text:span><text:span text:style-name="T32">*</text:span><text:span text:style-name="T25">)</text:span></text:p>
      <text:p text:style-name="P15">magazzino_fornitore<text:span text:style-name="T25">(</text:span><text:span text:style-name="T31">piva_fornitore</text:span><text:span text:style-name="T33">, </text:span><text:span text:style-name="T31">prodotto</text:span><text:span text:style-name="T33">, quantita, prezzo</text:span><text:span text:style-name="T25">)</text:span></text:p>
      <text:p text:style-name="P15">ordini_fornitori<text:span text:style-name="T25">(</text:span><text:span text:style-name="T34">id_ordine</text:span><text:span text:style-name="T33">, fornitore, negozio, prodtto, quantita, data_ordine, data_consegna, stato_ordine</text:span><text:span text:style-name="T25">)</text:span></text:p>
      <text:p text:style-name="P15"><text:soft-page-break/>storico_tessere<text:span text:style-name="T25">(</text:span><text:span text:style-name="T34">id_storico</text:span><text:span text:style-name="T33">, codice_tessera, cliente, saldo_punti, negozio_emittente, data_emissione</text:span><text:span text:style-name="T25">)</text:span></text:p>
      <text:p text:style-name="P16">fatture<text:span text:style-name="T25">(</text:span><text:span text:style-name="T35">if_fattura</text:span><text:span text:style-name="T36">, cliente, data_fattura, sconto_percentuale, totale_pagato</text:span><text:span text:style-name="T25">)</text:span></text:p>
      <text:p text:style-name="P16">dettagli_fattura<text:span text:style-name="T25">(</text:span><text:span text:style-name="T35">fattura</text:span><text:span text:style-name="T36">, </text:span><text:span text:style-name="T35">prodotto</text:span><text:span text:style-name="T36">, quantita, prezzo_unita</text:span><text:span text:style-name="T25">)</text:span></text:p>
      <text:p text:style-name="P15">livelli sconto<text:span text:style-name="T25">(</text:span><text:span text:style-name="T36">sconto_percentuale, punti_richiesti</text:span><text:span text:style-name="T25">)</text:span></text:p>
      <text:p text:style-name="P15">listino_negozio<text:span text:style-name="T25">(</text:span><text:span text:style-name="T35">negozio</text:span><text:span text:style-name="T36">, </text:span><text:span text:style-name="T35">prodotto</text:span><text:span text:style-name="T36">, prezzo_listino, magazzino</text:span><text:span text:style-name="T25">)</text:span></text:p>
      <text:p text:style-name="P15">orari<text:span text:style-name="T25">(</text:span><text:span text:style-name="T37">negozio</text:span><text:span text:style-name="T38">, </text:span><text:span text:style-name="T37">dow</text:span><text:span text:style-name="T38">, </text:span><text:span text:style-name="T37">iod</text:span><text:span text:style-name="T38">, apertura, chiusura</text:span><text:span text:style-name="T25">)</text:span></text:p>
      <text:p text:style-name="P17">FK</text:p>
      <text:p text:style-name="P17">clienti.utente → <text:span text:style-name="T1">auth</text:span>.utenti.id_utente</text:p>
      <text:p text:style-name="P17">clienti.tessera → tessere.id_tessera</text:p>
      <text:p text:style-name="P18">tessere.negozio_emittente → negozi.id_negozio</text:p>
      <text:p text:style-name="P19">magazzino_fornitore.piva_fornitore → fornitori.piva</text:p>
      <text:p text:style-name="P19">magazzino_fornitore.prodotto → prodotti.id_prodotto</text:p>
      <text:p text:style-name="P19">ordini_fornitori.fornitore → fornitori.piva</text:p>
      <text:p text:style-name="P19">ordini_fornitori.negozio → negozi.id_negozio</text:p>
      <text:p text:style-name="P19">ordini_fornitori.prodotto → prodotti.id_prodotto</text:p>
      <text:p text:style-name="P20">fatture.cliente → clienti.id_cliente</text:p>
      <text:p text:style-name="P20">dettagli_fattura.fattura → fatture.id_fattura</text:p>
      <text:p text:style-name="P20">dettagli_fattura.prodotto → prodotti.id_prodotto</text:p>
      <text:p text:style-name="P20">listino_negozio.negozio → negozi.id_negozio</text:p>
      <text:p text:style-name="P20">listino_negozio.prodotto → prodotti.id_prodotto</text:p>
      <text:p text:style-name="P19"/>
      <text:p text:style-name="P18"/>
      <text:p text:style-name="P17"/>
      <text:p text:style-name="P13"/>
      <text:p text:style-name="P2">## Descrizione delle Funzioni/Trigger/viste/viste materializzate/funzionalità</text:p>
      <text:p text:style-name="P2"/>
      <text:p text:style-name="P2">## Prove di funzionamento</text:p>
      <text:p text:style-name="P2"/>
      <text:p text:style-name="P2"/>
      <text:p text:style-name="P2">### Note di progettazione logica</text:p>
      <text:p text:style-name="P2">- **Prezzi/costi storicizzati**: `RIGA_FATTURA.prezzounitario` e `RIGA_ORD_FORN.costounitario` fissano i valori al momento del documento. <text:s/></text:p>
      <text:p text:style-name="P2">- **Integrità “tetto sconto”**: il limite 100€ e la decurtazione punti saranno implementati via **trigger/funzioni**, non come puro vincolo statico. <text:s/></text:p>
      <text:p text:style-name="P2">- **Allineamento scorte**: trigger su **RIGA_FATTURA** (decremento `SCORTA_NEGOZIO`) e su **ORDINE_FORNITORE → consegnato** (decremento `FORNITURA.disponibilita` e incremento `SCORTA_NEGOZIO`). <text:s/></text:p>
      <text:p text:style-name="P2"><text:soft-page-break/>- **Vista/Materializzata** per elenco clienti con saldo &gt; 300; vista per tesserati per negozio; vista per storico ordini per fornitore.</text:p>
      <text:p text:style-name="P2"/>
      <text:h text:style-name="P21" text:outline-level="1"/>
      <text:h text:style-name="P21" text:outline-level="1"/>
      <text:h text:style-name="P2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roid Sans" fo:font-family="'Droid Sans'" style:font-family-generic="swiss" style:font-pitch="variable" officeooo:rsid="001571b8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8:40:48.230526250</meta:creation-date>
    <dc:date>2026-01-06T14:59:25.331424292</dc:date>
    <meta:editing-duration>P1DT1H9M52S</meta:editing-duration>
    <meta:editing-cycles>11</meta:editing-cycles>
    <meta:generator>LibreOffice/25.2.5.2$Linux_X86_64 LibreOffice_project/520$Build-2</meta:generator>
    <meta:document-statistic meta:table-count="1" meta:image-count="0" meta:object-count="0" meta:page-count="10" meta:paragraph-count="238" meta:word-count="1939" meta:character-count="14845" meta:non-whitespace-character-count="13117"/>
  </office:meta>
</office:document-meta>
</file>